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10000007F55CB16600D8BB1E5.png" manifest:media-type="image/png"/>
  <manifest:file-entry manifest:full-path="Pictures/1000020100000259000000DD2742C009FDED51AD.png" manifest:media-type="image/png"/>
  <manifest:file-entry manifest:full-path="Pictures/1000020100000259000000DD8D1CC815EF65377B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iberation Sans1" svg:font-family="'Liberation Sans'" style:font-adornments="細字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0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draw:textarea-vertical-align="top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1" style:family="paragraph">
      <loext:graphic-properties draw:fill-color="#ffffff"/>
      <style:paragraph-properties fo:margin-left="18.68cm" fo:margin-right="0cm" fo:text-align="start" fo:text-indent="0cm"/>
      <style:text-properties style:font-name="Liberation Sans2" fo:font-size="26pt" fo:font-style="italic" fo:font-weight="normal" style:font-size-asian="20pt" style:font-style-asian="italic" style:font-weight-asian="normal" style:font-size-complex="32pt" style:font-style-complex="italic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margin-left="0cm" fo:margin-right="0cm" fo:margin-top="0.5cm" fo:margin-bottom="0.903cm" fo:text-indent="0cm" style:text-autospace="ideograph-alpha" style:punctuation-wrap="hanging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tributed Enabling Platforms</presentation:footer-decl>
      <presentation:date-time-decl presentation:name="dtd1" presentation:source="fixed">a.y. 2016/2017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D-F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Leonardo Gazzarr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" text:id="id1" text:style-name="P3"><text:span text:style-name="T2"><text:s/></text:span><text:span text:style-name="T2">A distributed key-value storage system</text:span></text:p>
              </text:list-item>
              <text:list-item>
                <text:p xml:id="id2" text:id="id2" text:style-name="P3"><text:span text:style-name="T2"><text:s/></text:span><text:span text:style-name="T2">Simple API: put, get, list, remove</text:span></text:p>
              </text:list-item>
              <text:list-item>
                <text:p xml:id="id3" text:id="id3" text:style-name="P3"><text:span text:style-name="T2"><text:s/></text:span><text:span text:style-name="T2">CLI interface</text:span></text:p>
              </text:list-item>
              <text:list-item>
                <text:p xml:id="id4" text:id="id4" text:style-name="P3"><text:span text:style-name="T2"><text:s/></text:span><text:span text:style-name="T2">Flat</text:span></text:p>
              </text:list-item>
              <text:list-item>
                <text:p xml:id="id5" text:id="id5" text:style-name="P3"><text:span text:style-name="T2"><text:s/></text:span><text:span text:style-name="T2">Source code available at:</text:span><text:span text:style-name="T2"><text:a xlink:href="https://github.com/Murray1991/PAD-FS" xlink:type="simple">https://github.com/Murray1991/PAD-FS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 choic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xml:id="id6" text:id="id6"><text:s/>Data Partitioning using consistent hashing technique with virtual nodes</text:p>
              </text:list-item>
              <text:list-item>
                <text:p xml:id="id7" text:id="id7"><text:s/>Passive replication architecture </text:p>
              </text:list-item>
              <text:list-item>
                <text:p xml:id="id8" text:id="id8"><text:s/>Anti-entropy protocol for replica synchronization</text:p>
              </text:list-item>
              <text:list-item>
                <text:p xml:id="id9" text:id="id9"><text:s/>Data Versioning with vector clocks facilitate consistency</text:p>
              </text:list-item>
              <text:list-item>
                <text:p xml:id="id10" text:id="id10"><text:s/>Gossip protocol for membership and failure dete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</text:p>
          </draw:text-box>
        </draw:frame>
        <draw:frame draw:style-name="gr2" draw:text-style-name="P5" draw:layer="layout" svg:width="25.5cm" svg:height="9.376cm" svg:x="1cm" svg:y="7.312cm" presentation:class="graphic" presentation:user-transformed="true">
          <draw:image xlink:href="Pictures/1000020100000259000000DD2742C009FDED51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ient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 xml:id="id11" text:id="id11"><text:s/>Offers a CLI interface to the user for <text:span text:style-name="T1">put</text:span>,<text:span text:style-name="T1"> get</text:span>, <text:span text:style-name="T1">remove</text:span>, <text:span text:style-name="T1">list</text:span> operations</text:p>
              </text:list-item>
              <text:list-item>
                <text:p xml:id="id12" text:id="id12"><text:s/>It could not have the complete view of the storage system</text:p>
              </text:list-item>
              <text:list-item>
                <text:p xml:id="id13" text:id="id13"><text:s/>Communicates via TCP with a PAD-FS node according to a classic client – server paradig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de</text:p>
          </draw:text-box>
        </draw:frame>
        <draw:frame presentation:style-name="pr10" draw:layer="layout" svg:width="18.226cm" svg:height="13cm" svg:x="1cm" svg:y="5.5cm" presentation:class="outline" presentation:user-transformed="true">
          <draw:text-box>
            <text:list text:style-name="L4">
              <text:list-item>
                <text:p xml:id="id14" text:id="id14"><text:s/>The core of the distributed storage system</text:p>
              </text:list-item>
              <text:list-item>
                <text:p xml:id="id15" text:id="id15"><text:s/>Composed by several “services”</text:p>
                <text:list>
                  <text:list-item>
                    <text:p xml:id="id16" text:id="id16"><text:s/><text:span text:style-name="T1">ServerService</text:span>: communicates with the client via TCP </text:p>
                  </text:list-item>
                  <text:list-item>
                    <text:p xml:id="id17" text:id="id17"><text:s/><text:span text:style-name="T1">StorageService</text:span>: performs local updates, routing of requests to the primary node and implements anti-entropy protocol for replica synchronization</text:p>
                  </text:list-item>
                  <text:list-item>
                    <text:p xml:id="id18" text:id="id18"><text:span text:style-name="T1"><text:s/></text:span><text:span text:style-name="T1">MembershipService</text:span>: implements gossip protocol for membership/failure detection and offers key-node mapping through consistent hashing technique</text:p>
                  </text:list-item>
                </text:list>
              </text:list-item>
              <text:list-item>
                <text:p xml:id="id19" text:id="id19"><text:s/>Node-to-node communications use UDP</text:p>
              </text:list-item>
            </text:list>
          </draw:text-box>
        </draw:frame>
        <draw:frame draw:style-name="gr2" draw:text-style-name="P5" draw:layer="layout" svg:width="7.366cm" svg:height="6.35cm" svg:x="19.577cm" svg:y="8.377cm" presentation:class="graphic" presentation:user-transformed="true">
          <draw:image xlink:href="Pictures/10000201000000A10000007F55CB16600D8BB1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operations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20" text:id="id20"><text:s/>The system offers to the client four basic operations</text:p>
                <text:list>
                  <text:list-item>
                    <text:p xml:id="id21" text:id="id21"><text:span text:style-name="T3"><text:s/></text:span><text:span text:style-name="T4">put(k,v)</text:span>: update the system storing the value <text:span text:style-name="T1">v</text:span> <text:s text:c="2"/>for the key <text:span text:style-name="T1">k</text:span></text:p>
                  </text:list-item>
                  <text:list-item>
                    <text:p xml:id="id22" text:id="id22"><text:span text:style-name="T5"><text:s/></text:span><text:span text:style-name="T4">get(k)</text:span>: get the value associated to key <text:span text:style-name="T1">k</text:span>, if <text:s text:c="9"/>present</text:p>
                  </text:list-item>
                  <text:list-item>
                    <text:p xml:id="id23" text:id="id23"><text:span text:style-name="T3"><text:s/></text:span><text:span text:style-name="T4">remove(k)</text:span>: remove from the system key <text:span text:style-name="T1">k</text:span> and </text:p>
                    <text:p xml:id="id24" text:id="id24"><text:s/>its associated value</text:p>
                  </text:list-item>
                  <text:list-item>
                    <text:p xml:id="id25" text:id="id25"><text:s/><text:span text:style-name="T4">list(addr)</text:span>: get the list of all the keys for which <text:s text:c="4"/>exist a value in the node with address addr</text:p>
                  </text:list-item>
                </text:list>
              </text:list-item>
              <text:list-item>
                <text:p xml:id="id26" text:id="id26"><text:s/>For each key <text:span text:style-name="T1">k</text:span> exists only one server (called primary) that processes client requests (passive replication strategy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2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ing a client request</text:p>
          </draw:text-box>
        </draw:frame>
        <draw:frame draw:style-name="gr2" draw:text-style-name="P5" draw:layer="layout" svg:width="20.599cm" svg:height="7.671cm" svg:x="6.35cm" svg:y="4.099cm" presentation:class="graphic" presentation:user-transformed="true">
          <draw:image xlink:href="Pictures/1000020100000259000000DD8D1CC815EF65377B.png" xlink:type="simple" xlink:show="embed" xlink:actuate="onLoad">
            <text:p/>
          </draw:image>
        </draw:frame>
        <draw:frame draw:style-name="gr3" draw:text-style-name="P7" draw:layer="layout" svg:width="14.243cm" svg:height="2.654cm" svg:x="0.485cm" svg:y="9.569cm">
          <draw:text-box>
            <text:p xml:id="id27" text:id="id27" text:style-name="P6"><text:span text:style-name="T6">1) Client asks for an operation (put, get, remove), the client program parses the command line and generates a proper message </text:span></text:p>
          </draw:text-box>
        </draw:frame>
        <draw:frame draw:style-name="gr4" draw:text-style-name="P7" draw:layer="layout" svg:width="14.067cm" svg:height="2.027cm" svg:x="0.485cm" svg:y="12.223cm">
          <draw:text-box>
            <text:p xml:id="id28" text:id="id28">2) The client program open a TCP connection with Node1 (chosen at random) and sends the message</text:p>
          </draw:text-box>
        </draw:frame>
        <draw:frame draw:style-name="gr5" draw:text-style-name="P7" draw:layer="layout" svg:width="14.067cm" svg:height="1.89cm" svg:x="0.485cm" svg:y="14.25cm">
          <draw:text-box>
            <text:p xml:id="id29" text:id="id29">3) Node1 receives the message and determines who is the primary node that should process it</text:p>
          </draw:text-box>
        </draw:frame>
        <draw:frame draw:style-name="gr6" draw:text-style-name="P7" draw:layer="layout" svg:width="14.067cm" svg:height="1.926cm" svg:x="0.485cm" svg:y="16.14cm">
          <draw:text-box>
            <text:p xml:id="id30" text:id="id30">4) Node1 routes the message to the primary node (Node4) and awaits for its response <text:s/></text:p>
          </draw:text-box>
        </draw:frame>
        <draw:frame draw:style-name="gr6" draw:text-style-name="P7" draw:layer="layout" svg:width="11.641cm" svg:height="1.926cm" svg:x="15.258cm" svg:y="12.302cm">
          <draw:text-box>
            <text:p xml:id="id31" text:id="id31">5) Node4 processes the request eventually updating its local database <text:s/></text:p>
          </draw:text-box>
        </draw:frame>
        <draw:frame draw:style-name="gr6" draw:text-style-name="P7" draw:layer="layout" svg:width="11.641cm" svg:height="1.926cm" svg:x="15.258cm" svg:y="14.228cm">
          <draw:text-box>
            <text:p xml:id="id32" text:id="id32">6) Node4 sends back the response of its processing to Node1</text:p>
          </draw:text-box>
        </draw:frame>
        <draw:frame draw:style-name="gr6" draw:text-style-name="P7" draw:layer="layout" svg:width="11.641cm" svg:height="1.926cm" svg:x="15.258cm" svg:y="16.154cm">
          <draw:text-box>
            <text:p xml:id="id33" text:id="id33">7) Node1 forwards the received message to the cli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cessing a client request</text:p>
          </draw:text-box>
        </draw:frame>
        <draw:frame presentation:style-name="pr12" draw:layer="layout" svg:width="25.5cm" svg:height="13cm" svg:x="1cm" svg:y="5.5cm" presentation:class="outline">
          <draw:text-box>
            <text:list text:style-name="L3">
              <text:list-item>
                <text:p xml:id="id34" text:id="id34"><text:s/>Each time a node receives a client request it spawns a new thread </text:p>
              </text:list-item>
              <text:list-item>
                <text:p xml:id="id35" text:id="id35"><text:s/>When a node update its local store it stores also a copy of the global vector clock indicating the arrival time of the request</text:p>
              </text:list-item>
              <text:list-item>
                <text:p xml:id="id36" text:id="id36"><text:s/>An entry is updated in function of the already present associated vector clock</text:p>
              </text:list-item>
              <text:list-item>
                <text:p xml:id="id37" text:id="id37"><text:s/>Remove is handled like a write in the local store, but before updating the local store the same request is multicasted among all the nodes</text:p>
              </text:list-item>
              <text:list-item>
                <text:p xml:id="id38" text:id="id38"><text:s/>Versioning is important in order to facilitate consistency among replicas an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ing a client request - Questions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5">
              <text:list-item>
                <text:p xml:id="id39" text:id="id39"><text:s/>What happens if the client message is lost in between the proxy and the master?</text:p>
              </text:list-item>
              <text:list-item>
                <text:p xml:id="id40" text:id="id40"><text:s/>What happens if the response message from the master does not arrive in time?</text:p>
              </text:list-item>
              <text:list-item>
                <text:p xml:id="id41" text:id="id41"><text:s/>What happens if the master fails after immediately after an updat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lication protocol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42" text:id="id42"><text:s/>A node <text:span text:style-name="T7">X periodically picks another alive Y</text:span></text:p>
              </text:list-item>
              <text:list-item>
                <text:p xml:id="id43" text:id="id43"><text:span text:style-name="T1"><text:s/></text:span><text:span text:style-name="T7">X sends to Y </text:span><text:span text:style-name="T8">all</text:span><text:span text:style-name="T7"> the keys that are present in its local store via one or more push messages. To each key is associated also the vector clock stored with its value</text:span></text:p>
              </text:list-item>
              <text:list-item>
                <text:p xml:id="id44" text:id="id44"><text:span text:style-name="T7"><text:s/></text:span><text:span text:style-name="T7">For each received push message, Y checks via vector clock comparison what keys are not locally updated and sends them back to X via one pull message</text:span></text:p>
              </text:list-item>
              <text:list-item>
                <text:p xml:id="id45" text:id="id45"><text:span text:style-name="T7"><text:s/></text:span><text:span text:style-name="T7">For each received pull message, X sends back to Y one or more reply messages (containing the keys and all the associated versioned values)</text:span></text:p>
              </text:list-item>
              <text:list-item>
                <text:p xml:id="id46" text:id="id46"><text:span text:style-name="T7"><text:s/></text:span><text:span text:style-name="T7">For each key in a received reply message, Y updates / merges its local store entry with the key associated versioned valu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lication protocol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5">
              <text:list-item>
                <text:p xml:id="id47" text:id="id47"><text:s/>The view of alive neighbors is given by the running gossip protocol (MembershipService)</text:p>
              </text:list-item>
              <text:list-item>
                <text:p xml:id="id48" text:id="id48"><text:s/>Implemented by StorageManager and ReplicaManager threads</text:p>
              </text:list-item>
              <text:list-item>
                <text:p xml:id="id49" text:id="id49"><text:s/>ReplicaManager is a running thread that periodically picks an alive neighbor and sends to it a sequence of push messages. .</text:p>
              </text:list-item>
              <text:list-item>
                <text:p xml:id="id50" text:id="id50"><text:s/>StorageManager is a running thread that receive messages at the storage layer (client-specific messages and replication-specific messages) and for each kind of message it spawns the proper handl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ssible issues and limitations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5">
              <text:list-item>
                <text:p xml:id="id51" text:id="id51"><text:s/>The client can’t send values of any dimension</text:p>
              </text:list-item>
              <text:list-item>
                <text:p xml:id="id52" text:id="id52"><text:s/>Each node periodically sends out all the keys in its local store via push messages</text:p>
                <text:list>
                  <text:list-item>
                    <text:p xml:id="id53" text:id="id53"><text:s/>Faster convergence but possible scalability problems?</text:p>
                  </text:list-item>
                </text:list>
              </text:list-item>
              <text:list-item>
                <text:p xml:id="id54" text:id="id54"><text:s/>In client message processing, inconsistencies could arise if the network drops (or delay too much) packets </text:p>
              </text:list-item>
              <text:list-item>
                <text:p xml:id="id55" text:id="id55"><text:s/>The system could be slow in reacting to failu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iberation Sans1" svg:font-family="'Liberation Sans'" style:font-adornments="細字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3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a.y. 2</text:span><text:span text:style-name="MT2">016/2017</text:span></text:p>
        </draw:text-box>
      </draw:frame>
      <draw:frame presentation:style-name="Mpr6" draw:text-style-name="MP11" draw:layer="backgroundobjects" svg:width="18cm" svg:height="1.5cm" svg:x="2.5cm" svg:y="19cm" presentation:class="footer">
        <draw:text-box>
          <text:p text:style-name="MP10"><text:s/>Distributed Enabling Platforms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8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21:22:45.321331066</meta:creation-date>
    <meta:editing-duration>PT2H21M26S</meta:editing-duration>
    <meta:editing-cycles>20</meta:editing-cycles>
    <meta:generator>LibreOffice/5.2.5.1$Linux_X86_64 LibreOffice_project/20m0$Build-1</meta:generator>
    <dc:date>2017-02-22T10:29:56.968141373</dc:date>
    <meta:document-statistic meta:object-count="97"/>
    <meta:template xlink:type="simple" xlink:actuate="onRequest" xlink:title="Alizarin" xlink:href="../../../../../usr/lib/libreoffice/share/template/common/presnt/Alizarin.otp" meta:date="2017-02-20T21:22:45.1412213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